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</text:p>
      <text:p text:style-name="Standard">two</text:p>
      <text:p text:style-name="Standard">three four 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5-21T11:56:05</meta:creation-date>
    <dc:date>2008-05-21T11:58:10</dc:date>
    <meta:editing-cycles>2</meta:editing-cycles>
    <meta:editing-duration>PT2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5" meta:character-count="20"/>
  </office:meta>
</office:document-meta>
</file>